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70000009D72C6DD63CC8B2BC3.png" manifest:media-type="image/png"/>
  <manifest:file-entry manifest:full-path="Pictures/10000201000002000000020032E4BA903ED5A98C.png" manifest:media-type="image/png"/>
  <manifest:file-entry manifest:full-path="Pictures/1000020100000BBB000000E1D9D86DFF4224DCFD.png" manifest:media-type="image/png"/>
  <manifest:file-entry manifest:full-path="Pictures/10000201000002B20000014F4FE2E33FE33CB0C1.png" manifest:media-type="image/png"/>
  <manifest:file-entry manifest:full-path="Pictures/10000201000000F200000107FE1278EC19143D39.png" manifest:media-type="image/png"/>
  <manifest:file-entry manifest:full-path="Pictures/100002010000033D0000031C3B43A1B83CD7F782.png" manifest:media-type="image/png"/>
  <manifest:file-entry manifest:full-path="Pictures/1000020100000259000000CBF84DD856A652DBAB.png" manifest:media-type="image/png"/>
  <manifest:file-entry manifest:full-path="Pictures/10000201000000E1000000E168DEEF09D64092D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860d" draw:fill="solid" draw:fill-color="#ffb66c" draw:textarea-horizontal-align="center" draw:textarea-vertical-align="top" draw:auto-grow-height="false" fo:min-height="3.54cm" fo:min-width="5.19cm"/>
    </style:style>
    <style:style style:name="gr3" style:family="graphic" style:parent-style-name="standard">
      <style:graphic-properties svg:stroke-color="#069a2e" draw:fill="solid" draw:fill-color="#afd095" draw:textarea-horizontal-align="center" draw:textarea-vertical-align="top" draw:auto-grow-height="false" fo:min-height="2.006cm" fo:min-width="2.056cm"/>
    </style:style>
    <style:style style:name="gr4" style:family="graphic" style:parent-style-name="standard">
      <style:graphic-properties svg:stroke-color="#ff860d" draw:fill="solid" draw:fill-color="#ffb66c" draw:textarea-horizontal-align="center" draw:textarea-vertical-align="top" draw:auto-grow-height="false" fo:min-height="3.54cm" fo:min-width="4.089cm"/>
    </style:style>
    <style:style style:name="gr5" style:family="graphic" style:parent-style-name="objectwithoutfill">
      <style:graphic-properties svg:stroke-width="0.05cm" svg:stroke-color="#0073b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674cm"/>
    </style:style>
    <style:style style:name="gr8" style:family="graphic" style:parent-style-name="standard">
      <style:graphic-properties draw:stroke="none" svg:stroke-color="#000000" draw:fill="none" draw:fill-color="#ffffff" fo:min-height="0.78cm"/>
    </style:style>
    <style:style style:name="gr9" style:family="graphic" style:parent-style-name="standard">
      <style:graphic-properties svg:stroke-color="#5983b0" draw:fill="solid" draw:fill-color="#729fcf" draw:textarea-horizontal-align="center" draw:textarea-vertical-align="middle" draw:auto-grow-height="false" fo:min-height="0.472cm" fo:min-width="1.622cm"/>
    </style:style>
    <style:style style:name="gr10" style:family="graphic" style:parent-style-name="standard">
      <style:graphic-properties svg:stroke-color="#069a2e" draw:fill="solid" draw:fill-color="#afd095" draw:textarea-horizontal-align="center" draw:textarea-vertical-align="middle" draw:auto-grow-height="false" fo:min-height="1.104cm" fo:min-width="4.854cm"/>
    </style:style>
    <style:style style:name="gr11" style:family="graphic" style:parent-style-name="standard">
      <style:graphic-properties svg:stroke-color="#5983b0" draw:fill="solid" draw:fill-color="#729fcf" draw:textarea-horizontal-align="center" draw:textarea-vertical-align="middle" draw:auto-grow-height="false" fo:min-height="1.104cm" fo:min-width="4.854cm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28cm"/>
    </style:style>
    <style:style style:name="gr15" style:family="graphic" style:parent-style-name="standard">
      <style:graphic-properties draw:stroke="none" svg:stroke-color="#000000" draw:fill="none" draw:fill-color="#ffffff" fo:min-height="0.552cm"/>
    </style:style>
    <style:style style:name="gr16" style:family="graphic" style:parent-style-name="objectwithoutfill">
      <style:graphic-properties draw:stroke="dash" draw:stroke-dash="Fine_20_Dashed" svg:stroke-width="0.1cm" svg:stroke-color="#ed4c05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069a2e" draw:fill="solid" draw:fill-color="#afd095" draw:textarea-horizontal-align="center" draw:textarea-vertical-align="top" draw:auto-grow-height="false" fo:min-height="1.466cm" fo:min-width="4.316cm"/>
    </style:style>
    <style:style style:name="gr18" style:family="graphic" style:parent-style-name="standard">
      <style:graphic-properties draw:stroke="none" svg:stroke-color="#3465a4" draw:fill="none" draw:textarea-horizontal-align="justify" draw:textarea-vertical-align="top" draw:auto-grow-height="false" fo:min-height="4.05cm" fo:min-width="2.8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69a2e" draw:fill="solid" draw:fill-color="#afd095" draw:textarea-horizontal-align="center" draw:textarea-vertical-align="middle" draw:auto-grow-height="false" fo:min-height="1.104cm" fo:min-width="4.356cm"/>
    </style:style>
    <style:style style:name="gr21" style:family="graphic" style:parent-style-name="standard">
      <style:graphic-properties svg:stroke-color="#069a2e" draw:fill="solid" draw:fill-color="#afd095" draw:textarea-horizontal-align="center" draw:textarea-vertical-align="middle" draw:auto-grow-height="false" fo:min-height="1.104cm" fo:min-width="4.354cm"/>
    </style:style>
    <style:style style:name="gr22" style:family="graphic" style:parent-style-name="standard">
      <style:graphic-properties svg:stroke-color="#ff860d" draw:fill="solid" draw:fill-color="#ffb66c" draw:textarea-horizontal-align="center" draw:textarea-vertical-align="middle" draw:auto-grow-height="false" fo:min-height="0.382cm" fo:min-width="1.832cm"/>
    </style:style>
    <style:style style:name="gr23" style:family="graphic" style:parent-style-name="standard">
      <style:graphic-properties svg:stroke-color="#069a2e" draw:fill="solid" draw:fill-color="#afd095" draw:textarea-horizontal-align="center" draw:textarea-vertical-align="top" draw:auto-grow-height="false" fo:min-height="1.915cm" fo:min-width="4.266cm"/>
    </style:style>
    <style:style style:name="gr24" style:family="graphic" style:parent-style-name="standard">
      <style:graphic-properties svg:stroke-color="#5983b0" draw:fill="solid" draw:fill-color="#729fcf" draw:textarea-horizontal-align="center" draw:textarea-vertical-align="middle" draw:auto-grow-height="false" fo:min-height="0.655cm" fo:min-width="1.205cm"/>
    </style:style>
    <style:style style:name="gr25" style:family="graphic" style:parent-style-name="standard">
      <style:graphic-properties svg:stroke-color="#5983b0" draw:fill="solid" draw:fill-color="#729fcf" draw:textarea-horizontal-align="center" draw:textarea-vertical-align="middle" draw:auto-grow-height="false" fo:min-height="0.654cm" fo:min-width="1.204cm"/>
    </style:style>
    <style:style style:name="gr26" style:family="graphic" style:parent-style-name="standard">
      <style:graphic-properties draw:textarea-horizontal-align="justify" draw:textarea-vertical-align="middle" draw:auto-grow-height="false" fo:min-height="5.25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4.4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85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6.15cm" fo:min-width="0cm"/>
    </style:style>
    <style:style style:name="gr30" style:family="graphic" style:parent-style-name="standard">
      <style:graphic-properties svg:stroke-color="#ff860d" draw:fill="solid" draw:fill-color="#ffb66c" draw:textarea-horizontal-align="center" draw:textarea-vertical-align="middle" draw:auto-grow-height="false" fo:min-height="0.382cm" fo:min-width="2.632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width="0.1cm" svg:stroke-color="#00b0f0" draw:marker-start-width="0.515cm" draw:marker-end-width="0.51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none" fo:min-height="0.675cm"/>
    </style:style>
    <style:style style:name="gr34" style:family="graphic" style:parent-style-name="objectwithoutfill">
      <style:graphic-properties svg:stroke-width="0.1cm" svg:stroke-color="#00b0f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66c"/>
      <style:paragraph-properties fo:text-align="center"/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afd095"/>
      <style:paragraph-properties fo:text-align="center"/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Palatino Linotype2" fo:font-size="16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Palatino Linotype2" fo:font-size="16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solid" draw:fill-color="#729fcf"/>
      <style:paragraph-properties fo:text-align="center"/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afd095"/>
      <style:paragraph-properties fo:text-align="center"/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solid" draw:fill-color="#729fcf"/>
      <style:paragraph-properties fo:text-align="center"/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16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style:paragraph-properties fo:text-align="center"/>
      <style:text-properties fo:font-size="14pt" style:font-size-asian="18pt" style:font-size-complex="18pt"/>
    </style:style>
    <style:style style:name="P15" style:family="paragraph">
      <loext:graphic-properties draw:fill="solid" draw:fill-color="#afd095"/>
      <style:paragraph-properties fo:text-align="center"/>
      <style:text-properties style:font-name="Palatino Linotype2" fo:font-size="14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fo:text-align="center"/>
      <style:text-properties style:font-name="Palatino Linotype2" fo:font-size="14pt" style:font-size-asian="18pt" style:font-size-complex="18pt"/>
    </style:style>
    <style:style style:name="P17" style:family="paragraph">
      <style:paragraph-properties fo:text-align="center"/>
      <style:text-properties fo:font-size="1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afd095"/>
      <style:paragraph-properties fo:text-align="center"/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ffb66c"/>
      <style:paragraph-properties fo:text-align="center"/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solid" draw:fill-color="#729fcf"/>
      <style:paragraph-properties fo:text-align="center"/>
      <style:text-properties style:font-name="Palatino Linotype2" fo:font-size="14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none"/>
    </style:style>
    <style:style style:name="T1" style:family="text">
      <style:text-properties style:font-name="Palatino Linotype2" fo:font-size="14pt" fo:font-weight="bold" style:font-size-asian="18pt" style:font-weight-asian="bold" style:font-size-complex="18pt" style:font-weight-complex="bold"/>
    </style:style>
    <style:style style:name="T2" style:family="text">
      <style:text-properties style:font-name="Palatino Linotype2" fo:font-size="12pt" fo:font-weight="normal" style:font-size-asian="18pt" style:font-weight-asian="normal" style:font-size-complex="18pt" style:font-weight-complex="normal"/>
    </style:style>
    <style:style style:name="T3" style:family="text">
      <style:text-properties style:font-name="Palatino Linotype2" fo:font-size="16pt" style:font-size-asian="18pt" style:font-size-complex="18pt"/>
    </style:style>
    <style:style style:name="T4" style:family="text">
      <style:text-properties style:font-name="Palatino Linotype2" fo:font-size="16pt" fo:font-weight="normal" style:font-size-asian="18pt" style:font-weight-asian="normal" style:font-size-complex="18pt" style:font-weight-complex="normal"/>
    </style:style>
    <style:style style:name="T5" style:family="text">
      <style:text-properties fo:font-size="16pt" style:font-size-asian="18pt" style:font-size-complex="18pt"/>
    </style:style>
    <style:style style:name="T6" style:family="text">
      <style:text-properties fo:font-size="14pt" style:font-size-asian="18pt" style:font-size-complex="18pt"/>
    </style:style>
    <style:style style:name="T7" style:family="text">
      <style:text-properties style:font-name="Palatino Linotype2" fo:font-size="14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1cm" svg:height="0.001cm" svg:x="-2.1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1cm" svg:height="4.2cm" svg:x="5.3cm" svg:y="3.7cm">
          <text:p text:style-name="P1"><text:span text:style-name="T1">COMPSs </text:span><text:span text:style-name="T1">Ma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5.5cm" svg:y="5cm">
          <text:p text:style-name="P1"><text:span text:style-name="T2">DistroStream</text:span></text:p>
          <text:p text:style-name="P1"><text:span text:style-name="T2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8.4cm" svg:y="5cm">
          <text:p text:style-name="P1"><text:span text:style-name="T2">DistroStream</text:span></text:p>
          <text:p text:style-name="P1"><text:span text:style-name="T2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999cm" svg:height="4.2cm" svg:x="12.101cm" svg:y="3.701cm">
          <text:p text:style-name="P1"><text:span text:style-name="T1">COMPSs 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999cm" svg:height="4.2cm" svg:x="17.301cm" svg:y="3.702cm">
          <text:p text:style-name="P1"><text:span text:style-name="T1">COMPSs Wor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6.9cm" svg:y1="7.5cm" svg:x2="6.9cm" svg:y2="10.4cm">
          <text:p/>
        </draw:line>
        <draw:frame draw:style-name="gr6" draw:text-style-name="P4" draw:layer="layout" svg:width="18.999cm" svg:height="1.422cm" svg:x="4.3cm" svg:y="10.278cm">
          <draw:image xlink:href="Pictures/1000020100000BBB000000E1D9D86DFF4224DCFD.png" xlink:type="simple" xlink:show="embed" xlink:actuate="onLoad" loext:mime-type="image/png">
            <text:p/>
          </draw:image>
        </draw:frame>
        <draw:custom-shape draw:style-name="gr3" draw:text-style-name="P3" draw:layer="layout" svg:width="2.8cm" svg:height="2.5cm" svg:x="14.1cm" svg:y="5cm">
          <text:p text:style-name="P1"><text:span text:style-name="T2">DistroStream</text:span></text:p>
          <text:p text:style-name="P1"><text:span text:style-name="T2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2.5cm" svg:x="19.3cm" svg:y="5cm">
          <text:p text:style-name="P1"><text:span text:style-name="T2">DistroStream</text:span></text:p>
          <text:p text:style-name="P1"><text:span text:style-name="T2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9.8cm" svg:y1="7.5cm" svg:x2="9.8cm" svg:y2="10.4cm">
          <text:p/>
        </draw:line>
        <draw:line draw:style-name="gr5" draw:text-style-name="P4" draw:layer="layout" svg:x1="15.5cm" svg:y1="7.5cm" svg:x2="15.5cm" svg:y2="10.4cm">
          <text:p/>
        </draw:line>
        <draw:line draw:style-name="gr5" draw:text-style-name="P4" draw:layer="layout" svg:x1="20.7cm" svg:y1="7.5cm" svg:x2="20.7cm" svg:y2="10.4cm">
          <text:p/>
        </draw:line>
        <draw:frame draw:style-name="gr7" draw:text-style-name="P5" draw:layer="layout" svg:width="18.8cm" svg:height="0.924cm" svg:x="4.4cm" svg:y="10.743cm">
          <draw:text-box>
            <text:p text:style-name="P1"><text:span text:style-name="T1">Network</text:span></text:p>
          </draw:text-box>
        </draw:frame>
        <draw:frame draw:style-name="gr6" draw:text-style-name="P4" draw:layer="layout" svg:width="2.001cm" svg:height="2.001cm" svg:x="7.299cm" svg:y="2cm">
          <draw:image xlink:href="Pictures/10000201000002000000020032E4BA903ED5A98C.png" xlink:type="simple" xlink:show="embed" xlink:actuate="onLoad" loext:mime-type="image/png">
            <text:p/>
          </draw:image>
        </draw:frame>
        <draw:frame draw:style-name="gr6" draw:text-style-name="P4" draw:layer="layout" svg:width="2.001cm" svg:height="2.001cm" svg:x="13.699cm" svg:y="1.999cm">
          <draw:image xlink:href="Pictures/10000201000002000000020032E4BA903ED5A98C.png" xlink:type="simple" xlink:show="embed" xlink:actuate="onLoad" loext:mime-type="image/png">
            <text:p/>
          </draw:image>
        </draw:frame>
        <draw:frame draw:style-name="gr6" draw:text-style-name="P4" draw:layer="layout" svg:width="2.001cm" svg:height="2.001cm" svg:x="18.9cm" svg:y="1.999cm">
          <draw:image xlink:href="Pictures/10000201000002000000020032E4BA903ED5A98C.png" xlink:type="simple" xlink:show="embed" xlink:actuate="onLoad" loext:mime-type="image/png">
            <text:p/>
          </draw:image>
        </draw:frame>
        <draw:line draw:style-name="gr5" draw:text-style-name="P4" draw:layer="layout" svg:x1="8.3cm" svg:y1="7.9cm" svg:x2="8.3cm" svg:y2="10.4cm">
          <text:p/>
        </draw:line>
        <draw:line draw:style-name="gr5" draw:text-style-name="P4" draw:layer="layout" svg:x1="14.6cm" svg:y1="7.9cm" svg:x2="14.6cm" svg:y2="10.4cm">
          <text:p/>
        </draw:line>
        <draw:line draw:style-name="gr5" draw:text-style-name="P4" draw:layer="layout" svg:x1="19.8cm" svg:y1="7.9cm" svg:x2="19.8cm" svg:y2="10.4cm">
          <text:p/>
        </draw:line>
        <draw:frame draw:style-name="gr8" draw:text-style-name="P6" draw:layer="layout" svg:width="2.5cm" svg:height="1.03cm" draw:transform="rotate (1.5707963267949) translate (7.47cm 10.4cm)">
          <draw:text-box>
            <text:p text:style-name="P1"><text:span text:style-name="T3">NIO</text:span></text:p>
          </draw:text-box>
        </draw:frame>
        <draw:frame draw:style-name="gr8" draw:text-style-name="P7" draw:layer="layout" svg:width="2.5cm" svg:height="1.03cm" draw:transform="rotate (1.5707963267949) translate (6.07cm 10.4cm)">
          <draw:text-box>
            <text:p text:style-name="P1"><text:span text:style-name="T3">Socket</text:span></text:p>
          </draw:text-box>
        </draw:frame>
        <draw:frame draw:style-name="gr8" draw:text-style-name="P7" draw:layer="layout" svg:width="2.5cm" svg:height="1.03cm" draw:transform="rotate (1.5707963267949) translate (8.97cm 10.4cm)">
          <draw:text-box>
            <text:p text:style-name="P1"><text:span text:style-name="T3">Socket</text:span></text:p>
          </draw:text-box>
        </draw:frame>
        <draw:frame draw:style-name="gr8" draw:text-style-name="P6" draw:layer="layout" svg:width="2.5cm" svg:height="1.03cm" draw:transform="rotate (1.5707963267949) translate (13.77cm 10.4cm)">
          <draw:text-box>
            <text:p text:style-name="P1"><text:span text:style-name="T3">NIO</text:span></text:p>
          </draw:text-box>
        </draw:frame>
        <draw:frame draw:style-name="gr8" draw:text-style-name="P7" draw:layer="layout" svg:width="2.5cm" svg:height="1.03cm" draw:transform="rotate (1.5707963267949) translate (14.67cm 10.4cm)">
          <draw:text-box>
            <text:p text:style-name="P1"><text:span text:style-name="T3">Socket</text:span></text:p>
          </draw:text-box>
        </draw:frame>
        <draw:frame draw:style-name="gr8" draw:text-style-name="P7" draw:layer="layout" svg:width="2.5cm" svg:height="1.03cm" draw:transform="rotate (1.5707963267949) translate (19.87cm 10.4cm)">
          <draw:text-box>
            <text:p text:style-name="P1"><text:span text:style-name="T3">Socket</text:span></text:p>
          </draw:text-box>
        </draw:frame>
        <draw:frame draw:style-name="gr8" draw:text-style-name="P6" draw:layer="layout" svg:width="2.5cm" svg:height="1.03cm" draw:transform="rotate (1.5707963267949) translate (18.97cm 10.4cm)">
          <draw:text-box>
            <text:p text:style-name="P1"><text:span text:style-name="T3">NIO</text:span></text:p>
          </draw:text-box>
        </draw:frame>
        <draw:custom-shape draw:style-name="gr9" draw:text-style-name="P9" draw:layer="layout" svg:width="2.2cm" svg:height="0.8cm" svg:x="5.8cm" svg:y="6.5cm">
          <text:p text:style-name="P8"><text:span text:style-name="T2">Back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8.701cm" svg:y="6.501cm">
          <text:p text:style-name="P8"><text:span text:style-name="T2">B</text:span><text:span text:style-name="T2">a</text:span><text:span text:style-name="T2">c</text:span><text:span text:style-name="T2">k</text:span><text:span text:style-name="T2">e</text:span><text:span text:style-name="T2">n</text:span><text:span text:style-name="T2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14.401cm" svg:y="6.501cm">
          <text:p text:style-name="P8"><text:span text:style-name="T2">B</text:span><text:span text:style-name="T2">a</text:span><text:span text:style-name="T2">c</text:span><text:span text:style-name="T2">k</text:span><text:span text:style-name="T2">e</text:span><text:span text:style-name="T2">n</text:span><text:span text:style-name="T2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19.601cm" svg:y="6.501cm">
          <text:p text:style-name="P8"><text:span text:style-name="T2">B</text:span><text:span text:style-name="T2">a</text:span><text:span text:style-name="T2">c</text:span><text:span text:style-name="T2">k</text:span><text:span text:style-name="T2">e</text:span><text:span text:style-name="T2">n</text:span><text:span text:style-name="T2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0" draw:text-style-name="P10" xml:id="id3" draw:id="id3" draw:layer="layout" svg:width="5.5cm" svg:height="1.5cm" svg:x="10.4cm" svg:y="3.8cm">
          <text:p text:style-name="P1"><text:span text:style-name="T4">Object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1" draw:id="id1" draw:layer="layout" svg:width="5.5cm" svg:height="1.5cm" svg:x="4.4cm" svg:y="3.8cm">
          <text:p text:style-name="P1"><text:span text:style-name="T4">File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2" draw:id="id2" draw:layer="layout" svg:width="5.5cm" svg:height="1.5cm" svg:x="7.401cm" svg:y="6.801cm">
          <text:p text:style-name="P1"><text:span text:style-name="T4">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xml:id="id4" draw:id="id4" draw:layer="layout" svg:width="5.5cm" svg:height="1.5cm" svg:x="7.4cm" svg:y="9.7cm">
          <text:p text:style-name="P1"><text:span text:style-name="T4">DistroStream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6" draw:id="id6" draw:layer="layout" svg:width="5.5cm" svg:height="1.5cm" svg:x="17.4cm" svg:y="6.7cm">
          <text:p text:style-name="P1"><text:span text:style-name="T4">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7" draw:id="id7" draw:layer="layout" svg:width="5.5cm" svg:height="1.5cm" svg:x="17.4cm" svg:y="9.7cm">
          <text:p text:style-name="P1"><text:span text:style-name="T4">DistroStream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xml:id="id5" draw:id="id5" draw:layer="layout" svg:width="5.5cm" svg:height="1.5cm" svg:x="17.4cm" svg:y="3.8cm">
          <text:p text:style-name="P1"><text:span text:style-name="T4">FileDistroStre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7.15cm" svg:y1="5.3cm" svg:x2="10.151cm" svg:y2="6.801cm" draw:start-shape="id1" draw:start-glue-point="2" draw:end-shape="id2" draw:end-glue-point="0" svg:d="M7150 5300v751h3001v750" svg:viewBox="0 0 3002 1502">
          <text:p/>
        </draw:connector>
        <draw:connector draw:style-name="gr13" draw:text-style-name="P1" draw:layer="layout" svg:x1="13.15cm" svg:y1="5.3cm" svg:x2="10.151cm" svg:y2="6.801cm" draw:start-shape="id3" draw:start-glue-point="2" draw:end-shape="id2" draw:end-glue-point="0" svg:d="M13150 5300v751h-2999v750" svg:viewBox="0 0 3000 1502">
          <text:p/>
        </draw:connector>
        <draw:connector draw:style-name="gr12" draw:text-style-name="P1" draw:layer="layout" svg:x1="10.151cm" svg:y1="8.301cm" svg:x2="10.15cm" svg:y2="9.7cm" draw:start-shape="id2" draw:start-glue-point="2" draw:end-shape="id4" draw:end-glue-point="0" svg:d="M10151 8301v700h-1v699" svg:viewBox="0 0 2 1400">
          <text:p/>
        </draw:connector>
        <draw:connector draw:style-name="gr13" draw:text-style-name="P1" draw:layer="layout" svg:x1="20.15cm" svg:y1="5.3cm" svg:x2="20.15cm" svg:y2="6.7cm" draw:start-shape="id5" draw:start-glue-point="2" draw:end-shape="id6" svg:d="M20150 5300v1400" svg:viewBox="0 0 1 1401">
          <text:p/>
        </draw:connector>
        <draw:connector draw:style-name="gr12" draw:text-style-name="P1" draw:layer="layout" svg:x1="20.15cm" svg:y1="8.2cm" svg:x2="20.15cm" svg:y2="9.7cm" draw:start-shape="id6" draw:start-glue-point="2" draw:end-shape="id7" draw:end-glue-point="0" svg:d="M20150 8200v1500" svg:viewBox="0 0 1 1501">
          <text:p/>
        </draw:connector>
        <draw:frame draw:style-name="gr14" draw:text-style-name="P12" draw:layer="layout" svg:width="0.6cm" svg:height="0.878cm" svg:x="10cm" svg:y="8.238cm">
          <draw:text-box>
            <text:p><text:span text:style-name="T5">*</text:span></text:p>
          </draw:text-box>
        </draw:frame>
        <draw:frame draw:style-name="gr15" draw:text-style-name="P13" draw:layer="layout" svg:width="1.1cm" svg:height="0.806cm" svg:x="10cm" svg:y="8.998cm">
          <draw:text-box>
            <text:p><text:span text:style-name="T6">1</text:span></text:p>
          </draw:text-box>
        </draw:frame>
        <draw:connector draw:style-name="gr12" draw:text-style-name="P1" draw:layer="layout" svg:x1="20.151cm" svg:y1="8.301cm" svg:x2="20.15cm" svg:y2="9.7cm" svg:d="M20151 8301v700h-1v699" svg:viewBox="0 0 2 1400">
          <text:p/>
        </draw:connector>
        <draw:frame draw:style-name="gr14" draw:text-style-name="P12" draw:layer="layout" svg:width="0.6cm" svg:height="0.878cm" svg:x="20cm" svg:y="8.238cm">
          <draw:text-box>
            <text:p><text:span text:style-name="T5">*</text:span></text:p>
          </draw:text-box>
        </draw:frame>
        <draw:frame draw:style-name="gr15" draw:text-style-name="P13" draw:layer="layout" svg:width="1.1cm" svg:height="0.806cm" svg:x="20cm" svg:y="8.998cm">
          <draw:text-box>
            <text:p><text:span text:style-name="T6">1</text:span></text:p>
          </draw:text-box>
        </draw:frame>
        <draw:frame draw:style-name="gr6" draw:text-style-name="P4" draw:layer="layout" svg:width="3.695cm" svg:height="1.794cm" svg:x="8.505cm" svg:y="1.606cm">
          <draw:image xlink:href="Pictures/10000201000002B20000014F4FE2E33FE33CB0C1.png" xlink:type="simple" xlink:show="embed" xlink:actuate="onLoad" loext:mime-type="image/png">
            <text:p/>
          </draw:image>
        </draw:frame>
        <draw:frame draw:style-name="gr6" draw:text-style-name="P4" draw:layer="layout" svg:width="5.117cm" svg:height="1.728cm" svg:x="17.383cm" svg:y="1.772cm">
          <draw:image xlink:href="Pictures/1000020100000259000000CBF84DD856A652DBAB.png" xlink:type="simple" xlink:show="embed" xlink:actuate="onLoad" loext:mime-type="image/png">
            <text:p/>
          </draw:image>
        </draw:frame>
        <draw:line draw:style-name="gr16" draw:text-style-name="P4" draw:layer="layout" svg:x1="16.6cm" svg:y1="1.7cm" svg:x2="16.6cm" svg:y2="11.9cm">
          <text:p/>
        </draw:line>
      </draw:page>
      <draw:page draw:name="page3" draw:style-name="dp1" draw:master-page-name="Default">
        <draw:line draw:style-name="gr16" draw:text-style-name="P4" draw:layer="layout" svg:x1="3cm" svg:y1="7.9cm" svg:x2="3cm" svg:y2="16.9cm">
          <text:p/>
        </draw:line>
        <draw:custom-shape draw:style-name="gr17" draw:text-style-name="P15" draw:layer="layout" svg:width="5cm" svg:height="1.9cm" svg:x="5.4cm" svg:y="6cm">
          <text:p text:style-name="P14"><text:span text:style-name="T1">D</text:span><text:span text:style-name="T1">is</text:span><text:span text:style-name="T1">tr</text:span><text:span text:style-name="T1">o</text:span><text:span text:style-name="T1">St</text:span><text:span text:style-name="T1">re</text:span><text:span text:style-name="T1">a</text:span><text:span text:style-name="T1">m</text:span></text:p>
          <text:p text:style-name="P14"><text:span text:style-name="T7">Fi</text:span><text:span text:style-name="T7">le</text:span><text:span text:style-name="T7">/</text:span><text:span text:style-name="T7">O</text:span><text:span text:style-name="T7">bj</text:span><text:span text:style-name="T7">ec</text:span><text:span text:style-name="T7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2.944cm" svg:height="3.2cm" svg:x="1.5cm" svg:y="4.7cm">
          <draw:image xlink:href="Pictures/10000201000000F200000107FE1278EC19143D39.png" xlink:type="simple" xlink:show="embed" xlink:actuate="onLoad" loext:mime-type="image/png">
            <text:p/>
          </draw:image>
        </draw:frame>
        <draw:custom-shape draw:style-name="gr18" draw:text-style-name="P16" draw:layer="layout" svg:width="3.35cm" svg:height="4.3cm" svg:x="1.5cm" svg:y="3.8cm">
          <text:p text:style-name="P1"><text:span text:style-name="T1">User Code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3cm" svg:y1="9.9cm" svg:x2="7.8cm" svg:y2="9.9cm">
          <text:p/>
        </draw:line>
        <draw:custom-shape draw:style-name="gr20" draw:text-style-name="P18" draw:layer="layout" svg:width="5.002cm" svg:height="1.5cm" svg:x="11cm" svg:y="6.4cm">
          <text:p text:style-name="P17"><text:span text:style-name="T1">D</text:span><text:span text:style-name="T1">is</text:span><text:span text:style-name="T1">tr</text:span><text:span text:style-name="T1">o</text:span><text:span text:style-name="T1">St</text:span><text:span text:style-name="T1">re</text:span><text:span text:style-name="T1">a</text:span><text:span text:style-name="T1">m</text:span><text:span text:style-name="T1">C</text:span><text:span text:style-name="T1">li</text:span><text:span text:style-name="T1">e</text:span><text:span text:style-name="T1">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5cm" svg:height="1.5cm" svg:x="22.2cm" svg:y="6.4cm">
          <text:p text:style-name="P17"><text:span text:style-name="T1">D</text:span><text:span text:style-name="T1">is</text:span><text:span text:style-name="T1">tr</text:span><text:span text:style-name="T1">o</text:span><text:span text:style-name="T1">St</text:span><text:span text:style-name="T1">re</text:span><text:span text:style-name="T1">a</text:span><text:span text:style-name="T1">m</text:span><text:span text:style-name="T1">S</text:span><text:span text:style-name="T1">er</text:span><text:span text:style-name="T1">v</text:span><text:span text:style-name="T1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4" draw:layer="layout" svg:x1="13.6cm" svg:y1="11cm" svg:x2="24.6cm" svg:y2="11cm">
          <text:p/>
        </draw:line>
        <draw:line draw:style-name="gr19" draw:text-style-name="P4" draw:layer="layout" svg:x1="13.6cm" svg:y1="13.2cm" svg:x2="19cm" svg:y2="13.2cm">
          <text:p/>
        </draw:line>
        <draw:line draw:style-name="gr19" draw:text-style-name="P4" draw:layer="layout" svg:x1="19cm" svg:y1="14.3cm" svg:x2="13.6cm" svg:y2="14.3cm">
          <text:p/>
        </draw:line>
        <draw:line draw:style-name="gr19" draw:text-style-name="P4" draw:layer="layout" svg:x1="24.7cm" svg:y1="12.1cm" svg:x2="13.5cm" svg:y2="12.1cm">
          <text:p/>
        </draw:line>
        <draw:custom-shape draw:style-name="gr22" draw:text-style-name="P19" draw:layer="layout" svg:width="2.4cm" svg:height="0.7cm" svg:x="15.1cm" svg:y="10.6cm">
          <text:p text:style-name="P8"><text:span text:style-name="T2">Requ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2.4cm" svg:height="0.7cm" svg:x="15.1cm" svg:y="11.8cm">
          <text:p text:style-name="P8"><text:span text:style-name="T2">M</text:span><text:span text:style-name="T2">e</text:span><text:span text:style-name="T2">t</text:span><text:span text:style-name="T2">a</text:span><text:span text:style-name="T2">d</text:span><text:span text:style-name="T2">a</text:span><text:span text:style-name="T2">t</text:span><text:span text:style-name="T2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2.4cm" svg:height="0.7cm" svg:x="15.1cm" svg:y="13.9cm">
          <text:p text:style-name="P8"><text:span text:style-name="T2">D</text:span><text:span text:style-name="T2">a</text:span><text:span text:style-name="T2">t</text:span><text:span text:style-name="T2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5cm" svg:height="2.399cm" svg:x="16.6cm" svg:y="5.5cm">
          <text:p text:style-name="P17"><text:span text:style-name="T1">B</text:span><text:span text:style-name="T1">a</text:span><text:span text:style-name="T1">c</text:span><text:span text:style-name="T1">k</text:span><text:span text:style-name="T1">e</text:span><text:span text:style-name="T1">n</text:span><text:span text:style-name="T1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0" draw:layer="layout" svg:width="1.801cm" svg:height="1.001cm" svg:x="17.099cm" svg:y="6.599cm">
          <text:p text:style-name="P14"><text:span text:style-name="T7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0" draw:layer="layout" svg:width="1.8cm" svg:height="1cm" svg:x="19.3cm" svg:y="6.6cm">
          <text:p text:style-name="P14"><text:span text:style-name="T7">K</text:span><text:span text:style-name="T7">af</text:span><text:span text:style-name="T7">k</text:span><text:span text:style-name="T7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9" draw:layer="layout" svg:width="2.4cm" svg:height="0.7cm" svg:x="15.1cm" svg:y="12.9cm">
          <text:p text:style-name="P8"><text:span text:style-name="T2">Poll/Pub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4" draw:layer="layout" svg:x1="7.9cm" svg:y1="7.9cm" svg:x2="7.9cm" svg:y2="16.9cm">
          <text:p/>
        </draw:line>
        <draw:line draw:style-name="gr16" draw:text-style-name="P4" draw:layer="layout" svg:x1="13.5cm" svg:y1="7.9cm" svg:x2="13.5cm" svg:y2="16.9cm">
          <text:p/>
        </draw:line>
        <draw:line draw:style-name="gr16" draw:text-style-name="P4" draw:layer="layout" svg:x1="19.1cm" svg:y1="7.9cm" svg:x2="19.1cm" svg:y2="16.8cm">
          <text:p/>
        </draw:line>
        <draw:line draw:style-name="gr16" draw:text-style-name="P4" draw:layer="layout" svg:x1="24.7cm" svg:y1="7.9cm" svg:x2="24.7cm" svg:y2="16.9cm">
          <text:p/>
        </draw:line>
        <draw:line draw:style-name="gr19" draw:text-style-name="P4" draw:layer="layout" svg:x1="8cm" svg:y1="10.2cm" svg:x2="13.4cm" svg:y2="10.2cm">
          <text:p/>
        </draw:line>
        <draw:custom-shape draw:style-name="gr26" draw:text-style-name="P1" draw:layer="layout" svg:width="0.2cm" svg:height="5.5cm" svg:x="7.8cm" svg:y="9.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2cm" svg:height="4.7cm" svg:x="13.4cm" svg:y="10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cm" svg:height="1.1cm" svg:x="24.6cm" svg:y="1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0.2cm" svg:height="1.1cm" svg:x="19cm" svg:y="13.2cm">
          <text:p/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3.4cm" svg:y1="14.9cm" svg:x2="8cm" svg:y2="14.9cm">
          <text:p/>
        </draw:line>
        <draw:custom-shape draw:style-name="gr22" draw:text-style-name="P19" draw:layer="layout" svg:width="2.4cm" svg:height="0.7cm" svg:x="9.4cm" svg:y="14.5cm">
          <text:p text:style-name="P8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4" draw:layer="layout" svg:x1="7.9cm" svg:y1="15.4cm" svg:x2="3.1cm" svg:y2="15.4cm">
          <text:p/>
        </draw:line>
        <draw:custom-shape draw:style-name="gr22" draw:text-style-name="P19" draw:layer="layout" svg:width="2.4cm" svg:height="0.7cm" svg:x="3.9cm" svg:y="15cm">
          <text:p text:style-name="P8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0.2cm" svg:height="6.4cm" svg:x="2.9cm" svg:y="9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2.4cm" svg:height="0.7cm" svg:x="3.9cm" svg:y="9.5cm">
          <text:p text:style-name="P8"><text:span text:style-name="T2">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9" draw:layer="layout" svg:width="3.2cm" svg:height="0.7cm" svg:x="9cm" svg:y="9.8cm">
          <text:p text:style-name="P8"><text:span text:style-name="T2">Access(DS 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752cm" svg:height="1.752cm" svg:x="18.25cm" svg:y="3.95cm">
          <draw:image xlink:href="Pictures/10000201000000E1000000E168DEEF09D64092DA.png" xlink:type="simple" xlink:show="embed" xlink:actuate="onLoad" loext:mime-type="image/png">
            <text:p/>
          </draw:image>
        </draw:frame>
        <draw:frame draw:style-name="gr31" draw:text-style-name="P1" draw:layer="layout" svg:width="1.8cm" svg:height="1.728cm" svg:x="7.4cm" svg:y="4.472cm">
          <draw:image xlink:href="Pictures/100002010000033D0000031C3B43A1B83CD7F782.png" xlink:type="simple" xlink:show="embed" xlink:actuate="onLoad" loext:mime-type="image/png">
            <text:p/>
          </draw:image>
        </draw:frame>
        <draw:frame draw:style-name="gr6" draw:text-style-name="P4" draw:layer="layout" svg:width="2.001cm" svg:height="2.001cm" svg:x="11.099cm" svg:y="1.3cm">
          <draw:image xlink:href="Pictures/10000201000002000000020032E4BA903ED5A98C.png" xlink:type="simple" xlink:show="embed" xlink:actuate="onLoad" loext:mime-type="image/png">
            <text:p/>
          </draw:image>
        </draw:frame>
        <draw:line draw:style-name="gr32" draw:text-style-name="P4" draw:layer="layout" svg:x1="21.9cm" svg:y1="3cm" svg:x2="21.9cm" svg:y2="17.3cm">
          <text:p/>
        </draw:line>
        <draw:frame draw:style-name="gr31" draw:text-style-name="P1" draw:layer="layout" svg:width="1.7cm" svg:height="1.598cm" svg:x="21.1cm" svg:y="1.502cm">
          <draw:image xlink:href="Pictures/10000201000000A70000009D72C6DD63CC8B2BC3.png" xlink:type="simple" xlink:show="embed" xlink:actuate="onLoad" loext:mime-type="image/png">
            <text:p/>
          </draw:image>
        </draw:frame>
        <draw:frame draw:style-name="gr33" draw:text-style-name="P21" draw:layer="layout" svg:width="4.384cm" svg:height="0.925cm" svg:x="13.016cm" svg:y="1.775cm">
          <draw:text-box>
            <text:p><text:span text:style-name="T1">Worker</text:span></text:p>
          </draw:text-box>
        </draw:frame>
        <draw:frame draw:style-name="gr6" draw:text-style-name="P4" draw:layer="layout" svg:width="2.001cm" svg:height="2.001cm" svg:x="23.2cm" svg:y="1.3cm">
          <draw:image xlink:href="Pictures/10000201000002000000020032E4BA903ED5A98C.png" xlink:type="simple" xlink:show="embed" xlink:actuate="onLoad" loext:mime-type="image/png">
            <text:p/>
          </draw:image>
        </draw:frame>
        <draw:frame draw:style-name="gr33" draw:text-style-name="P21" draw:layer="layout" svg:width="4.384cm" svg:height="0.925cm" svg:x="25.216cm" svg:y="1.775cm">
          <draw:text-box>
            <text:p><text:span text:style-name="T1">Master</text:span></text:p>
          </draw:text-box>
        </draw:frame>
        <draw:line draw:style-name="gr34" draw:text-style-name="P4" draw:layer="layout" svg:x1="4.9cm" svg:y1="3.5cm" svg:x2="27.7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1" svg:font-family="'Palatino Linotype'" style:font-family-generic="roman"/>
    <style:font-face style:name="Palatino Linotype2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2T11:05:43.567263415</meta:creation-date>
    <dc:date>2019-07-03T17:27:10.265310379</dc:date>
    <meta:editing-duration>PT57M51S</meta:editing-duration>
    <meta:editing-cycles>9</meta:editing-cycles>
    <meta:generator>LibreOffice/6.1.5.2$Linux_X86_64 LibreOffice_project/10$Build-2</meta:generator>
    <meta:document-statistic meta:object-count="94"/>
  </office:meta>
</office:document-meta>
</file>